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NF" svg:font-family="'Noto Sans NF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ela1" style:family="table">
      <style:table-properties style:width="9.753cm" table:align="margins"/>
    </style:style>
    <style:style style:name="Tabela1.A" style:family="table-column">
      <style:table-column-properties style:column-width="1.933cm" style:rel-column-width="12990*"/>
    </style:style>
    <style:style style:name="Tabela1.B" style:family="table-column">
      <style:table-column-properties style:column-width="7.819cm" style:rel-column-width="525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9.753cm" table:align="margins"/>
    </style:style>
    <style:style style:name="Tabela2.A" style:family="table-column">
      <style:table-column-properties style:column-width="1.693cm" style:rel-column-width="11378*"/>
    </style:style>
    <style:style style:name="Tabela2.B" style:family="table-column">
      <style:table-column-properties style:column-width="1.57cm" style:rel-column-width="10549*"/>
    </style:style>
    <style:style style:name="Tabela2.C" style:family="table-column">
      <style:table-column-properties style:column-width="1.67cm" style:rel-column-width="11224*"/>
    </style:style>
    <style:style style:name="Tabela2.D" style:family="table-column">
      <style:table-column-properties style:column-width="1.625cm" style:rel-column-width="10916*"/>
    </style:style>
    <style:style style:name="Tabela2.F" style:family="table-column">
      <style:table-column-properties style:column-width="1.57cm" style:rel-column-width="10552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F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officeooo:rsid="0198adce" officeooo:paragraph-rsid="0198adce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9bec54" officeooo:paragraph-rsid="01a38067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9bec54" officeooo:paragraph-rsid="01a6269e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9bec54" officeooo:paragraph-rsid="019bec54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9bec54" officeooo:paragraph-rsid="01a71a7a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left" style:justify-single-word="false"/>
      <style:text-properties fo:font-size="11pt" fo:font-style="normal" style:text-underline-style="none" fo:font-weight="bold" officeooo:rsid="019bec54" officeooo:paragraph-rsid="01a71a7a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9bec54" officeooo:paragraph-rsid="01a82809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9bec54" officeooo:paragraph-rsid="01b2c16c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9bec54" officeooo:paragraph-rsid="024f4694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fo:color="#c9211e" loext:opacity="100%" fo:font-size="11pt" fo:font-style="normal" style:text-underline-style="none" fo:font-weight="bold" officeooo:rsid="019bec54" officeooo:paragraph-rsid="01a71a7a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9bec54" officeooo:paragraph-rsid="01b393df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9bec54" officeooo:paragraph-rsid="01b7a5e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9bec54" officeooo:paragraph-rsid="01c22864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left" style:justify-single-word="false" style:writing-mode="lr-tb" style:writing-mode-automatic="false"/>
      <style:text-properties fo:font-size="11pt" fo:font-style="normal" style:text-underline-style="none" fo:font-weight="normal" officeooo:rsid="019bec54" officeooo:paragraph-rsid="01c22864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c9211e" loext:opacity="100%" fo:font-size="11pt" fo:font-style="normal" style:text-underline-style="none" fo:font-weight="bold" officeooo:rsid="019bec54" officeooo:paragraph-rsid="01a71a7a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9bec54" officeooo:paragraph-rsid="01bd0cad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9bec54" officeooo:paragraph-rsid="01bdf162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left" style:justify-single-word="false"/>
      <style:text-properties fo:font-size="11pt" fo:font-style="normal" style:text-underline-style="none" fo:font-weight="bold" officeooo:rsid="019bec54" officeooo:paragraph-rsid="01bdf162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c9211e" loext:opacity="100%" fo:font-size="11pt" fo:font-style="normal" style:text-underline-style="none" fo:font-weight="normal" officeooo:rsid="019bec54" officeooo:paragraph-rsid="01bdf162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fo:font-size="11pt" fo:font-style="normal" style:text-underline-style="none" fo:font-weight="bold" officeooo:rsid="019bec54" officeooo:paragraph-rsid="01bdf162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paragraph-properties fo:text-align="left" style:justify-single-word="false"/>
      <style:text-properties fo:font-size="11pt" fo:font-style="normal" style:text-underline-style="none" fo:font-weight="bold" officeooo:rsid="01ddffd7" officeooo:paragraph-rsid="01ddffd7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fo:text-align="left" style:justify-single-word="false"/>
      <style:text-properties fo:font-size="11pt" fo:font-style="normal" style:text-underline-style="none" fo:font-weight="bold" officeooo:rsid="019bec54" officeooo:paragraph-rsid="01e186d7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9bec54" officeooo:paragraph-rsid="01e186d7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fo:break-before="page"/>
      <style:text-properties fo:color="#c9211e" loext:opacity="100%" fo:font-size="11pt" fo:font-style="normal" style:text-underline-style="none" fo:font-weight="bold" officeooo:rsid="01b83bd8" officeooo:paragraph-rsid="01e938ed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b83bd8" officeooo:paragraph-rsid="01e938ed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f189cf" officeooo:paragraph-rsid="01f189cf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left" style:justify-single-word="false"/>
      <style:text-properties fo:font-size="11pt" fo:font-style="normal" style:text-underline-style="none" fo:font-weight="bold" officeooo:rsid="01b83bd8" officeooo:paragraph-rsid="01e938ed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c9211e" loext:opacity="100%" fo:font-size="11pt" fo:font-style="normal" style:text-underline-style="none" fo:font-weight="bold" officeooo:rsid="01b83bd8" officeooo:paragraph-rsid="01e938ed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b83bd8" officeooo:paragraph-rsid="01f45cc9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left" style:justify-single-word="false"/>
      <style:text-properties fo:font-size="11pt" fo:font-style="normal" style:text-underline-style="none" fo:font-weight="bold" officeooo:rsid="01b83bd8" officeooo:paragraph-rsid="01f45cc9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b83bd8" officeooo:paragraph-rsid="01fca7fc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b83bd8" officeooo:paragraph-rsid="026ffa0a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b83bd8" officeooo:paragraph-rsid="0272ec70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b83bd8" officeooo:paragraph-rsid="02745a93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b83bd8" officeooo:paragraph-rsid="027c234a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b83bd8" officeooo:paragraph-rsid="027d995f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b83bd8" officeooo:paragraph-rsid="027f6034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b83bd8" officeooo:paragraph-rsid="027f9b45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b83bd8" officeooo:paragraph-rsid="0282b28f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b83bd8" officeooo:paragraph-rsid="02849b62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b83bd8" officeooo:paragraph-rsid="02853660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fo:break-before="page"/>
      <style:text-properties fo:font-size="11pt" fo:font-style="normal" style:text-underline-style="none" fo:font-weight="bold" officeooo:rsid="01b83bd8" officeooo:paragraph-rsid="01e938ed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5" style:family="paragraph" style:parent-style-name="Table_20_Contents">
      <style:paragraph-properties fo:text-align="left" style:justify-single-word="false"/>
      <style:text-properties fo:font-size="11pt" style:font-size-asian="11pt" style:font-size-complex="11pt"/>
    </style:style>
    <style:style style:name="P46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officeooo:rsid="01b83bd8" officeooo:paragraph-rsid="01e938ed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fo:font-size="9pt" officeooo:paragraph-rsid="021af1aa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fo:font-size="9pt" officeooo:rsid="021af1aa" officeooo:paragraph-rsid="021af1aa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fo:font-size="9pt" officeooo:paragraph-rsid="022878fb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fo:font-size="9pt" officeooo:paragraph-rsid="022adc7c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paragraph-rsid="022a6178" style:font-size-asian="9pt" style:font-size-complex="9pt"/>
    </style:style>
    <style:style style:name="P54" style:family="paragraph" style:parent-style-name="Standard">
      <style:paragraph-properties fo:text-align="left" style:justify-single-word="false"/>
      <style:text-properties fo:font-size="11pt" fo:font-style="normal" style:text-underline-style="none" fo:font-weight="normal" officeooo:rsid="01b83bd8" officeooo:paragraph-rsid="0239eb3d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left" style:justify-single-word="false"/>
      <style:text-properties fo:font-size="13pt" fo:font-style="normal" style:text-underline-style="none" fo:font-weight="normal" officeooo:rsid="01b83bd8" officeooo:paragraph-rsid="0239eb3d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officeooo:rsid="01a38067"/>
    </style:style>
    <style:style style:name="T3" style:family="text">
      <style:text-properties officeooo:rsid="01a6269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27da3da"/>
    </style:style>
    <style:style style:name="T7" style:family="text">
      <style:text-properties officeooo:rsid="022d161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01 – Ordenação</text:p>
      <text:p text:style-name="P1"/>
      <text:p text:style-name="P2">Ordenação <text:span text:style-name="T1">Simples</text:span></text:p>
      <text:p text:style-name="P3">- Bubble Sort</text:p>
      <text:p text:style-name="P3">- <text:span text:style-name="T2">Se</text:span>lection Sort</text:p>
      <text:p text:style-name="P3">- Insertion Sort</text:p>
      <text:p text:style-name="P4"/>
      <text:p text:style-name="P4">Ordenação <text:span text:style-name="T1">Eficiente</text:span></text:p>
      <text:p text:style-name="P3">- Shell Sort</text:p>
      <text:p text:style-name="P3">- Merge Sort</text:p>
      <text:p text:style-name="P3">- <text:span text:style-name="T3">Q</text:span>uick Sort</text:p>
      <text:p text:style-name="P3">- Heap Sort</text:p>
      <text:p text:style-name="P3"/>
      <text:p text:style-name="P4">Ordenação <text:span text:style-name="T1">Linear</text:span></text:p>
      <text:p text:style-name="P4">- Counting Sort</text:p>
      <text:p text:style-name="P5">- Bucket Sort</text:p>
      <text:p text:style-name="P5">- Radix Sort</text:p>
      <text:p text:style-name="P5"/>
      <text:p text:style-name="P6">Métodos de Ordenação</text:p>
      <text:p text:style-name="P5">Ordenação é uma das operações mais fundamentais da computação. Utilizada para organizar dados de forma crescente ou decrescente</text:p>
      <text:p text:style-name="P5"/>
      <text:p text:style-name="P6">Por que estudar métodos de ordenação?</text:p>
      <text:p text:style-name="P5">- Melhorar a eficiência da busca de dados.</text:p>
      <text:p text:style-name="P7">- Facilitar a manipulação de grandes conjuntos de informações.</text:p>
      <text:p text:style-name="P7">- Reduzir o tempo de execução de algoritmos que dependem de dados organizados.</text:p>
      <text:p text:style-name="P7">- Aplicações em bancos de dados, inteligência artificial, redes</text:p>
      <text:p text:style-name="P5">sociais, sistemas financeiros, etc.</text:p>
      <text:p text:style-name="P5"/>
      <text:p text:style-name="P6">Classificação dos Métodos</text:p>
      <text:p text:style-name="P5">- Ordenação Simples</text:p>
      <text:p text:style-name="P5">Fáceis de entender e implementar, mas não são eficientes para grandes conjuntos de dados.</text:p>
      <text:p text:style-name="P5"/>
      <text:p text:style-name="P8">- Ordenação Eficiente</text:p>
      <text:p text:style-name="P5">Usados para grandes volumes de dados.</text:p>
      <text:p text:style-name="P5"/>
      <text:p text:style-name="P8">- Ordenação Linear</text:p>
      <text:p text:style-name="P5">Métodos mais rápidos, mas aplicáveis apenas em casos específicos.</text:p>
      <text:p text:style-name="P5"/>
      <text:p text:style-name="P6">Como escolher o método?</text:p>
      <text:p text:style-name="P5">- Para pequenas listas (até 1.000 elementos):</text:p>
      <text:p text:style-name="P5"> Insertion Sort ou Selection Sort ou Shell Sort</text:p>
      <text:p text:style-name="P5"> Quase ordenados? Insertion Sort</text:p>
      <text:p text:style-name="P5"/>
      <text:p text:style-name="P5">- Para listas grandes e eficientes:</text:p>
      <text:p text:style-name="P5"> Quick Sort ou Merge Sort.</text:p>
      <text:p text:style-name="P5"> Necessário estabilidade? Merge Sort</text:p>
      <text:p text:style-name="P5"/>
      <text:p text:style-name="P5">- Para valores inteiros e limitados:</text:p>
      <text:p text:style-name="P5"> Counting Sort ou Radix Sort.</text:p>
      <text:p text:style-name="P5"/>
      <text:p text:style-name="P9">- Para grandes volumes de dados em disco:</text:p>
      <text:p text:style-name="P5"> Merge Sort Externo.</text:p>
      <text:p text:style-name="P10">Bubble Sort</text:p>
      <text:p text:style-name="P11">- Compara elementos adjacentes e os troca se estiverem fora de ordem.</text:p>
      <text:p text:style-name="P11">- Repetido até que a lista esteja ordenada</text:p>
      <text:p text:style-name="P11">- Melhor caso: O(n) (se já estiver ordenado).</text:p>
      <text:p text:style-name="P5">- Pior caso: O(n²).</text:p>
      <text:p text:style-name="P5"/>
      <text:p text:style-name="P5">Usado em:</text:p>
      <text:p text:style-name="P12">- Educação (demonstração do funcionamento da ordenação).</text:p>
      <text:p text:style-name="P12">- Pequenos conjuntos de dados onde a simplicidade é mais</text:p>
      <text:p text:style-name="P5">importante do que a eficiência.</text:p>
      <text:p text:style-name="P5"/>
      <text:p text:style-name="P6">Explicação</text:p>
      <text:p text:style-name="P5"><text:span text:style-name="T4">Resumo</text:span>: Compara dois elementos adjacentes e leva o maior elemento para o final do vetor. Repete esse processo até que todos os elementos estejam</text:p>
      <text:p text:style-name="P5">ordenados</text:p>
      <text:p text:style-name="P5"/>
      <text:p text:style-name="P13">O método Bolha tem o objetivo de percorrer o vetor, fazendo as comparações e trocas necessárias até que a lista esteja ordenada.</text:p>
      <text:p text:style-name="P13"><text:span text:style-name="T5">A cada etapa o maior elemento é levado para o fim do vetor</text:span>, que já fica ordenado, descartando a necessidade de fazer a</text:p>
      <text:p text:style-name="P13">comparação com o elemento ordenado.</text:p>
      <text:p text:style-name="P13"/>
      <text:p text:style-name="P14"><text:span text:style-name="T4">Otimização:</text:span> verificação se houve ou não troca, durante o percurso no vetor. Não trocar elementos em um percurso é sinal que o vetor já está ordenado</text:p>
      <text:p text:style-name="P5"/>
      <text:p text:style-name="P15">Selection Sort</text:p>
      <text:p text:style-name="P16">- Encontra o menor elemento do vetor e o coloca na primeira</text:p>
      <text:p text:style-name="P5">posição.</text:p>
      <text:p text:style-name="P16">- Repete o processo para as demais posições.</text:p>
      <text:p text:style-name="P16">- Complexidade: O(n²) em todos os casos.</text:p>
      <text:p text:style-name="P16">- Aplicação: Quando a troca de elementos tem alto custo e o</text:p>
      <text:p text:style-name="P5">número de comparações é menos relevante.</text:p>
      <text:p text:style-name="P5"/>
      <text:p text:style-name="P5">Usado em:</text:p>
      <text:p text:style-name="P17">- Minimizar movimentações é mais importante que minimizar</text:p>
      <text:p text:style-name="P5">comparações. Ex.: <text:span text:style-name="T5">sistemas embarcados</text:span> ou <text:span text:style-name="T5">memória flash</text:span></text:p>
      <text:p text:style-name="P5">(onde reescrever dados pode desgastar o hardware).</text:p>
      <text:p text:style-name="P17">- Ordenação de pequenos vetores em <text:span text:style-name="T5">dispositivos de hardware com recursos limitados</text:span>.</text:p>
      <text:p text:style-name="P17"/>
      <text:p text:style-name="P18">Explicação</text:p>
      <text:p text:style-name="P17"><text:span text:style-name="T4">Resumo:</text:span> Seleciona um elemento (primeira posição do</text:p>
      <text:p text:style-name="P17">vetor - aux) e compara com a próxima posição, se aux for</text:p>
      <text:p text:style-name="P17">maior, então troca o aux, e continua comparando até o fim</text:p>
      <text:p text:style-name="P17">do vetor. O valor de aux será inserido na primeira posição.</text:p>
      <text:p text:style-name="P17">Repete até a penúltima posição seja atribuída a aux</text:p>
      <text:p text:style-name="P18"/>
      <text:p text:style-name="P17">O método Seleciona tem o objetivo de percorrer o vetor, fazendo as comparações e trocas necessárias até que a lista esteja ordenada. Porém as comparações são realizadas com um aux, que inicialmente é o primeiro elemento do vetor.</text:p>
      <text:p text:style-name="P17"/>
      <text:p text:style-name="P17">A cada etapa o menor elemento é levado para o início do vetor, que já fica ordenado, descartando a necessidade de fazer a comparação com o elemento ordenado.</text:p>
      <text:p text:style-name="P19"/>
      <text:p text:style-name="P20">Insertion Sort</text:p>
      <text:p text:style-name="P17">- Insere cada elemento na posição correta em uma parte já</text:p>
      <text:p text:style-name="P17">ordenada do array.</text:p>
      <text:p text:style-name="P17">- Melhor caso: O(n) (se já estiver ordenado).</text:p>
      <text:p text:style-name="P17">- Pior caso: O(n²).</text:p>
      <text:p text:style-name="P17">- Aplicação: Listas pequenas e quase ordenadas.</text:p>
      <text:p text:style-name="P17"/>
      <text:p text:style-name="P18">- Chave de Inserção:</text:p>
      <text:p text:style-name="P17">A cada iteração, o algoritmo pega o elemento da posição i (chamado de "chave ou aux") e o insere na posição correta na parte ordenada do vetor à esquerda da chave.</text:p>
      <text:p text:style-name="P17"/>
      <text:p text:style-name="P21">- Deslocamento dos Elementos:</text:p>
      <text:p text:style-name="P17">Todos os elementos maiores que a chave/aux são movidos para uma posição à frente até encontrar a posição adequada para a chave.</text:p>
      <text:p text:style-name="P17"/>
      <text:p text:style-name="P18">Usado em:</text:p>
      <text:p text:style-name="P17">- Autocompletar em motores de busca, onde uma lista pequena e quase ordenada precisa ser ajustada rapidamente.</text:p>
      <text:p text:style-name="P17">- Sistemas embarcados com restrições de memória, pois é um</text:p>
      <text:p text:style-name="P17">algoritmo eficiente para listas curtas.</text:p>
      <text:p text:style-name="P17">- Ordenação on-the-fly, como em editores de texto ao organizar palavras digitadas recentemente.</text:p>
      <text:p text:style-name="P17"/>
      <text:p text:style-name="P22">Explicação</text:p>
      <text:p text:style-name="P23"><text:span text:style-name="T4">Resumo: </text:span>Seleciona um elemento (primeira posição do</text:p>
      <text:p text:style-name="P23">vetor - aux) e compara com a próxima posição, se aux for</text:p>
      <text:p text:style-name="P23">maior, então troca o aux, e continua comparando até o fim</text:p>
      <text:p text:style-name="P23">do vetor. O valor de aux será inserido na primeira posição.</text:p>
      <text:p text:style-name="P23">Repete até a penúltima posição seja atribuída a aux.</text:p>
      <text:p text:style-name="P23"/>
      <text:p text:style-name="P23">O método Seleciona tem o objetivo de percorrer o vetor, fazendo as comparações e trocas necessárias até que a lista esteja ordenada. Porém as comparações são realizadas com um aux, que inicialmente é o primeiro elemento do vetor.</text:p>
      <text:p text:style-name="P23"/>
      <text:p text:style-name="P17">A cada etapa o menor elemento é levado para o início do vetor, que já fica ordenado, descartando a necessidade de fazer a comparação com o elemento ordenado.</text:p>
      <text:p text:style-name="P24">Shell Sort</text:p>
      <text:p text:style-name="P25">- É uma extensão do algoritmo de ordenação por inserção.</text:p>
      <text:p text:style-name="P25">- Ele permite a troca de registros distantes um do outro (salto)</text:p>
      <text:p text:style-name="P25">- Possui um h que seria uma distância para realização da</text:p>
      <text:p text:style-name="P25">troca (definido por fórmula)</text:p>
      <text:p text:style-name="P25"/>
      <text:p text:style-name="P25">h(s) = 1, para s = 1; h(s) = 3h(s - 1) + 1, p/ s &gt; 1</text:p>
      <text:p text:style-name="P25">h(s)= 1, p/ s=1; h(s)=n/2, para s&gt;1</text:p>
      <text:p text:style-name="P26"/>
      <text:p text:style-name="P25">- Complexidade: desconhecida.</text:p>
      <text:p text:style-name="P25"/>
      <text:p text:style-name="P27">Usado em:</text:p>
      <text:p text:style-name="P25">- Sistemas embarcados: Em sistemas com recursos limitados de memória e processamento, onde um algoritmo simples e eficiente é desejável.</text:p>
      <text:p text:style-name="P25">- Kernel do Linux porque não usa uma pilha de chamadas.</text:p>
      <text:p text:style-name="P25">- O compressor bzip2 usa classificação Shell para parar de exceder a recursão.</text:p>
      <text:p text:style-name="P25"/>
      <text:p text:style-name="P25">Aplicação:<text:span text:style-name="T4"> </text:span>Não é eficiente para vetores grandes. Eficiente para elementos menos espaçados.</text:p>
      <text:p text:style-name="P25"/>
      <text:p text:style-name="P27">Função shellSort:</text:p>
      <text:p text:style-name="P25">Função que inicia com um gap grande (metade do tamanho do vetor) e vai diminuindo o valor do gap progressivamente até que ele seja 1. Para cada valor de gap, o algoritmo realiza uma ordenação por inserção, mas de forma que os elementos com um intervalo de gap entre eles sejam comparados e trocados.</text:p>
      <text:p text:style-name="P25"/>
      <text:p text:style-name="P27">Explicação</text:p>
      <text:p text:style-name="P25">1) Tamanho do vetor é 8. Gap será h = 8/2 ou 4.</text:p>
      <text:p text:style-name="P25">2) Armazena dados a uma distância de 4. Sublistas: {8, 1}, {6,4}, {7, 5}, {2, 3}.</text:p>
      <text:p text:style-name="P25">3) Sublistas serão classificadas usando classificação por inserção, onde uma variável temporária é usada para comparar os dois números e classificar.</text:p>
      <text:p text:style-name="P25">4) Diminui valor inicial do intervalo. O novo intervalo será h=h/2 -&gt; 4/2 -&gt; 2.</text:p>
      <text:p text:style-name="P25">5) h é &gt; 0, volta ao 2 com gap de 2. Sublistas {1, 5, 8, 7}, {4,2, 6, 3}</text:p>
      <text:p text:style-name="P25">6) Sublistas serão classificadas usando classificação por inserção.</text:p>
      <text:p text:style-name="P25">7) Diminui intervalo, h=h/2 -&gt; 2/1 -&gt; 1. Funciona como inserção.</text:p>
      <text:p text:style-name="P25"/>
      <text:p text:style-name="P28">Merge Sort</text:p>
      <text:p text:style-name="P29">- Divide o array em metades até que reste apenas um elemento.</text:p>
      <text:p text:style-name="P29">- Depois, combina (merge) as partes ordenadas.</text:p>
      <text:p text:style-name="P25">- Complexidade: O(n log n) em todos os casos.</text:p>
      <text:p text:style-name="P25">- Estável e eficiente, mas usa mais memória.</text:p>
      <text:p text:style-name="P25">- Aplicação: grande volume de dados e estabilidade na</text:p>
      <text:p text:style-name="P29">ordenação</text:p>
      <text:p text:style-name="P29"/>
      <text:p text:style-name="P30">Usado em:</text:p>
      <text:p text:style-name="P25">- Ordenação de grandes bases de dados, como listas de transações bancárias ou registros médicos.</text:p>
      <text:p text:style-name="P25">- Ordenação de arquivos grandes em servidores e sistemas distribuídos, pois pode ser adaptado para ordenação externa.</text:p>
      <text:p text:style-name="P25">- Implementação da função sort() em linguagens de programação como Java e Python (Timsort, uma variação do Merge Sort + Insertion Sort). </text:p>
      <text:p text:style-name="P25"/>
      <text:p text:style-name="P25"/>
      <text:p text:style-name="P28">Quick Sort</text:p>
      <text:p text:style-name="P25">- Escolhe um pivô e reorganiza os elementos ao redor dele.</text:p>
      <text:p text:style-name="P25">- Aplicado recursivamente em cada sublista.</text:p>
      <text:p text:style-name="P25">- Melhor caso: O(n log n).</text:p>
      <text:p text:style-name="P25">- Pior caso: O(n²) (se o pivô for mal escolhido).</text:p>
      <text:p text:style-name="P25">- Aplicação: Quando se busca alta velocidade em ordenação</text:p>
      <text:p text:style-name="P25">de grandes conjuntos de dados.</text:p>
      <text:p text:style-name="P25"/>
      <text:p text:style-name="P27">Usado em:</text:p>
      <text:p text:style-name="P25">- Sistemas de busca na web (Google, Bing, etc.) para organizar páginas indexadas.</text:p>
      <text:p text:style-name="P25">- Ordenação de grandes listas em banco de dados SQL, pois seu tempo médio é O(n log n) e o particionamento permite</text:p>
      <text:p text:style-name="P25">processamento paralelo.</text:p>
      <text:p text:style-name="P25">- Jogos e inteligência artificial, para ordenar objetos visíveis na tela rapidamente.</text:p>
      <text:p text:style-name="P25"/>
      <text:p text:style-name="P27">Explicação</text:p>
      <text:p text:style-name="P25">- Um elemento é escolhido como pivô</text:p>
      <text:p text:style-name="P25">- Valores menores do que o pivô são colocados antes dele e os maiores, depois</text:p>
      <text:p text:style-name="P25">- Supondo o pivô na posição X, esse processo cria duas partições: [0,...,X-1] e [X+1,...,N-1].</text:p>
      <text:p text:style-name="P25">- Aplicar o processo recursivamente a cada partição. Até que cada partição contenha um único elemento.</text:p>
      <text:p text:style-name="P25"/>
      <text:p text:style-name="P27">Algoritmo usa 2 funções:</text:p>
      <text:p text:style-name="P25">- quickSort : divide os dados em arrays cada vez menores</text:p>
      <text:p text:style-name="P25">- particiona: calcula o pivô e rearranja os dados</text:p>
      <text:p text:style-name="P25"/>
      <text:p text:style-name="P28">Heap Sort</text:p>
      <text:p text:style-name="P25">- Usa uma estrutura de heap para ordenar os elementos.</text:p>
      <text:p text:style-name="P31">- Melhor caso: O(n log n). </text:p>
      <text:p text:style-name="P31">- Pior caso: O(n log n).</text:p>
      <text:p text:style-name="P31">- Não é estável, mas eficiente.</text:p>
      <text:p text:style-name="P31"/>
      <text:p text:style-name="P31">Aplicação: Quando a ordenação precisa ser eficiente e o uso de memória previsível.</text:p>
      <text:p text:style-name="P25"/>
      <text:p text:style-name="P27">Usado em:</text:p>
      <text:p text:style-name="P25">- Sistemas de agendamento de processos em sistemas</text:p>
      <text:p text:style-name="P25">operacionais, pois um <text:span text:style-name="T5">Heap</text:span> ajuda a selecionar tarefas com prioridades.</text:p>
      <text:p text:style-name="P25">- <text:span text:style-name="T5">Algoritmos de seleção</text:span>, como encontrar os <text:span text:style-name="T5">K maiores ou menores elementos</text:span> (por exemplo, em rankings de jogadores de videogame).</text:p>
      <text:p text:style-name="P25">- Implementação de filas de prioridade, como no <text:span text:style-name="T5">Dijkstra’s</text:span></text:p>
      <text:p text:style-name="P25"><text:span text:style-name="T5">Algorithm</text:span> para encontrar caminhos mínimos em grafos (exemplo: Google Maps).</text:p>
      <text:p text:style-name="P24">Counting Sort</text:p>
      <text:p text:style-name="P25"/>
      <text:p text:style-name="P27">Conhecido como ordenação por contagem:</text:p>
      <text:p text:style-name="P25">- Algoritmo de ordenação para valores inteiros</text:p>
      <text:p text:style-name="P32">- Valores dentro de um determinado intervalo</text:p>
      <text:p text:style-name="P32">- A cada passo conta o número de ocorrências de um determinado valor no array</text:p>
      <text:p text:style-name="P25"/>
      <text:p text:style-name="P27">Funcionamento</text:p>
      <text:p text:style-name="P33">- Usa um array auxiliar de tamanho igual ao maior valor a ser ordenado, K</text:p>
      <text:p text:style-name="P33">- O array auxiliar é usado para contar quantas vezes cada valor ocorre</text:p>
      <text:p text:style-name="P33">- Valor a ser ordenado é tratado como índice.</text:p>
      <text:p text:style-name="P33">- Percorre o array auxiliar verificando quais valores existem e os coloca no array ordenado</text:p>
      <text:p text:style-name="P25"/>
      <text:p text:style-name="P28">Radix Sort</text:p>
      <text:p text:style-name="P25"/>
      <text:p text:style-name="P25">RadixSort é um algoritmo de ordenação rápido e estável que pode ser usado para ordenar itens que estão identificados por chaves únicas e que cada chave é uma cadeia de caracteres ou número.</text:p>
      <text:p text:style-name="P25"/>
      <text:p text:style-name="P25">Duas classificações podem ser realizadas com o radixsort,</text:p>
      <text:p text:style-name="P34">- LSD (Least Significant Bits) =&gt; inicia pela unidade</text:p>
      <text:p text:style-name="P34">- MSD (Most Significant Bits) =&gt; finaliza na unidade</text:p>
      <text:p text:style-name="P25"/>
      <text:p text:style-name="P27">Funcionamento</text:p>
      <text:p text:style-name="P35">- Encontra o maior número do vetor para determinar quantas passagens do Counting Sort serão necessárias (baseado no número de dígitos).</text:p>
      <text:p text:style-name="P35">- Para cada dígito (começando da unidade, depois dezena, centena, etc.), a função chama a countingSort para ordenar os números de acordo com esse dígito específico.</text:p>
      <text:p text:style-name="P25"/>
      <text:p text:style-name="P27"><text:span text:style-name="T6">F</text:span>ormas de implementação do countingRadix:</text:p>
      <text:p text:style-name="P25">1ª) Usando o VetCount (vetor de frequência):</text:p>
      <text:p text:style-name="P36">- VetCount para verificar a presença de elementos com aquele dígito no vetor</text:p>
      <text:p text:style-name="P36">- Segue o raciocínio e metodologia do countingSort</text:p>
      <text:p text:style-name="P25"/>
      <text:p text:style-name="P25">2ª) Sem usar o VetCount:</text:p>
      <text:p text:style-name="P36">- Utiliza direto o valor do vetor original para inserir o elemento no vetor Auxiliar</text:p>
      <text:p text:style-name="P25"/>
      <text:p text:style-name="P28">Bucket Sort</text:p>
      <text:p text:style-name="P28"/>
      <text:p text:style-name="P27">Conhecido como ordenação com baldes:</text:p>
      <text:p text:style-name="P37">- Algoritmo de ordenação para valores inteiros</text:p>
      <text:p text:style-name="P37">- Usa um conjunto de K baldes para separar os dados</text:p>
      <text:p text:style-name="P37">- A ordenação dos valores é feita por balde</text:p>
      <text:p text:style-name="P25"/>
      <text:p text:style-name="P27">Funcionamento</text:p>
      <text:p text:style-name="P37">Distribui os valores a serem ordenados em um conjunto de baldes.</text:p>
      <text:p text:style-name="P38">- Cada balde é um array auxiliar</text:p>
      <text:p text:style-name="P38">- Cada balde guarda uma faixa de valores</text:p>
      <text:p text:style-name="P38"/>
      <text:p text:style-name="P38">Ordena os valores de cada balde.</text:p>
      <text:p text:style-name="P38">- Utiliza outro algoritmo de ordenação ou ele mesmo</text:p>
      <text:p text:style-name="P25"/>
      <text:p text:style-name="P25">Percorre os baldes e coloca os valores de cada balde de volta no array ordenado</text:p>
      <text:p text:style-name="P27">Etapas</text:p>
      <text:p text:style-name="P39">- Crie uma matriz vazia, ou uma lista de lista.</text:p>
      <text:p text:style-name="P39">- Faça um loop pelo array original e coloque cada objeto em um “bucket”.</text:p>
      <text:p text:style-name="P39">- Classifique cada um dos baldes não vazios</text:p>
      <text:p text:style-name="P39">- Verifique os buckets em ordem e depois coloque todos os objetos de volta na matriz original.</text:p>
      <text:p text:style-name="P25"/>
      <text:p text:style-name="P27">Duas implementações distintas:</text:p>
      <text:p text:style-name="P25">1ª Opção (sem o código, mas expliquei)</text:p>
      <text:p text:style-name="P40">- Calculando o intervalo que cada balde terá</text:p>
      <text:p text:style-name="P40">- Neste caso pode existir baldes sem elementos</text:p>
      <text:p text:style-name="P40">- Não é muito eficiente pois deverá fazer várias verificações (de acordo com a quantidade de baldes)</text:p>
      <text:p text:style-name="P25"/>
      <text:p text:style-name="P25">2ª Opção (duas versões)</text:p>
      <text:p text:style-name="P40">- Através de uma fórmula verifica em qual balde será inserido o elemento acessado no vetor original</text:p>
      <text:p text:style-name="P40">- Mais eficiente pois não há necessidade de vários if…else, a</text:p>
      <text:p text:style-name="P41">inserção já é direta</text:p>
      <text:p text:style-name="P41"/>
      <text:p text:style-name="P41">Utilizaremos na implementação a matriz. Mas para ser mais eficiente o uso de lista é mais adequado.</text:p>
      <text:p text:style-name="P42">Resumo de aplicações dos métodos</text:p>
      <text:p text:style-name="P2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3">Algoritmo</text:p>
          </table:table-cell>
          <table:table-cell table:style-name="Tabela1.B1" office:value-type="string">
            <text:p text:style-name="P43">Melhor Aplicação</text:p>
          </table:table-cell>
        </table:table-row>
        <table:table-row>
          <table:table-cell table:style-name="Tabela1.A2" office:value-type="string">
            <text:p text:style-name="P44">Bubble</text:p>
          </table:table-cell>
          <table:table-cell table:style-name="Tabela1.B2" office:value-type="string">
            <text:p text:style-name="P45">Ensino e visualização do conceito de ordenação.</text:p>
          </table:table-cell>
        </table:table-row>
        <table:table-row>
          <table:table-cell table:style-name="Tabela1.A2" office:value-type="string">
            <text:p text:style-name="P44">Selection</text:p>
          </table:table-cell>
          <table:table-cell table:style-name="Tabela1.B2" office:value-type="string">
            <text:p text:style-name="P45">Dispositivos com restrições de escrita na memória.</text:p>
          </table:table-cell>
        </table:table-row>
        <table:table-row>
          <table:table-cell table:style-name="Tabela1.A2" office:value-type="string">
            <text:p text:style-name="P44">Insertion</text:p>
          </table:table-cell>
          <table:table-cell table:style-name="Tabela1.B2" office:value-type="string">
            <text:p text:style-name="P45">Pequenos conjuntos de dados quase ordenados (autocompletar, editores de texto).</text:p>
          </table:table-cell>
        </table:table-row>
        <table:table-row>
          <table:table-cell table:style-name="Tabela1.A2" office:value-type="string">
            <text:p text:style-name="P44">Merge</text:p>
          </table:table-cell>
          <table:table-cell table:style-name="Tabela1.B2" office:value-type="string">
            <text:p text:style-name="P45">Ordenação estável em grandes bases de dados.</text:p>
          </table:table-cell>
        </table:table-row>
        <table:table-row>
          <table:table-cell table:style-name="Tabela1.A2" office:value-type="string">
            <text:p text:style-name="P44">Shell</text:p>
          </table:table-cell>
          <table:table-cell table:style-name="Tabela1.B2" office:value-type="string">
            <text:p text:style-name="P45">Nâo é estável, usado para bases não muito grandes (pequenas a médias)</text:p>
          </table:table-cell>
        </table:table-row>
        <table:table-row>
          <table:table-cell table:style-name="Tabela1.A2" office:value-type="string">
            <text:p text:style-name="P44">Quick</text:p>
          </table:table-cell>
          <table:table-cell table:style-name="Tabela1.B2" office:value-type="string">
            <text:p text:style-name="P45">Processamento rápido em buscas na web, bancos de dados e IA.</text:p>
          </table:table-cell>
        </table:table-row>
        <table:table-row>
          <table:table-cell table:style-name="Tabela1.A2" office:value-type="string">
            <text:p text:style-name="P44">Heap</text:p>
          </table:table-cell>
          <table:table-cell table:style-name="Tabela1.B2" office:value-type="string">
            <text:p text:style-name="P45">Filas de prioridade, sistemas operacionais, jogos e redes.</text:p>
          </table:table-cell>
        </table:table-row>
        <table:table-row>
          <table:table-cell table:style-name="Tabela1.A2" office:value-type="string">
            <text:p text:style-name="P44">Counting</text:p>
          </table:table-cell>
          <table:table-cell table:style-name="Tabela1.B2" office:value-type="string">
            <text:p text:style-name="P45">Ordenação de números inteiros em faixas fixas (eleições, OCR, notas).</text:p>
          </table:table-cell>
        </table:table-row>
        <table:table-row>
          <table:table-cell table:style-name="Tabela1.A2" office:value-type="string">
            <text:p text:style-name="P44">Radix</text:p>
          </table:table-cell>
          <table:table-cell table:style-name="Tabela1.B2" office:value-type="string">
            <text:p text:style-name="P45">Ordenação de números longos (CPF, CNPJ, IPs).</text:p>
          </table:table-cell>
        </table:table-row>
        <table:table-row>
          <table:table-cell table:style-name="Tabela1.A2" office:value-type="string">
            <text:p text:style-name="P44">Bucket</text:p>
          </table:table-cell>
          <table:table-cell table:style-name="Tabela1.B2" office:value-type="string">
            <text:p text:style-name="P45">Dados distribuídos uniformemente (cores de imagem, logs de servidor).</text:p>
          </table:table-cell>
        </table:table-row>
      </table:table>
      <text:p text:style-name="P27"/>
      <text:p text:style-name="P27"/>
      <text:p text:style-name="P27"/>
      <text:p text:style-name="P46">Comparação em relação a complexidade</text:p>
      <text:p text:style-name="P2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row>
          <table:table-cell table:style-name="Tabela2.A1" office:value-type="string">
            <text:p text:style-name="P47"><text:span text:style-name="T7">|</text:span>Algoritmo</text:p>
          </table:table-cell>
          <table:table-cell table:style-name="Tabela2.A1" office:value-type="string">
            <text:p text:style-name="P47">Complex.</text:p>
            <text:p text:style-name="P47">Média</text:p>
          </table:table-cell>
          <table:table-cell table:style-name="Tabela2.A1" office:value-type="string">
            <text:p text:style-name="P43">Melhor Caso</text:p>
          </table:table-cell>
          <table:table-cell table:style-name="Tabela2.A1" office:value-type="string">
            <text:p text:style-name="P43">Pior Caso</text:p>
          </table:table-cell>
          <table:table-cell table:style-name="Tabela2.A1" office:value-type="string">
            <text:p text:style-name="P43">Estável?</text:p>
          </table:table-cell>
          <table:table-cell table:style-name="Tabela2.F1" office:value-type="string">
            <text:p text:style-name="P47">Uso de</text:p>
            <text:p text:style-name="P47">Memória</text:p>
          </table:table-cell>
        </table:table-row>
        <table:table-row>
          <table:table-cell table:style-name="Tabela2.A2" office:value-type="string">
            <text:p text:style-name="P48">Bubble</text:p>
          </table:table-cell>
          <table:table-cell table:style-name="Tabela2.A2" office:value-type="string">
            <text:p text:style-name="P44">O(n²)</text:p>
          </table:table-cell>
          <table:table-cell table:style-name="Tabela2.A2" office:value-type="string">
            <text:p text:style-name="P44">O(n)</text:p>
          </table:table-cell>
          <table:table-cell table:style-name="Tabela2.A2" office:value-type="string">
            <text:p text:style-name="P44">O(n²)</text:p>
          </table:table-cell>
          <table:table-cell table:style-name="Tabela2.A2" office:value-type="string">
            <text:p text:style-name="P44">Sim</text:p>
          </table:table-cell>
          <table:table-cell table:style-name="Tabela2.F2" office:value-type="string">
            <text:p text:style-name="P44">O(1)</text:p>
          </table:table-cell>
        </table:table-row>
        <table:table-row>
          <table:table-cell table:style-name="Tabela2.A2" office:value-type="string">
            <text:p text:style-name="P49">Insertion</text:p>
          </table:table-cell>
          <table:table-cell table:style-name="Tabela2.A2" office:value-type="string">
            <text:p text:style-name="P44">O(n²)</text:p>
          </table:table-cell>
          <table:table-cell table:style-name="Tabela2.A2" office:value-type="string">
            <text:p text:style-name="P44">O(n)</text:p>
          </table:table-cell>
          <table:table-cell table:style-name="Tabela2.A2" office:value-type="string">
            <text:p text:style-name="P44">O(n²)</text:p>
          </table:table-cell>
          <table:table-cell table:style-name="Tabela2.A2" office:value-type="string">
            <text:p text:style-name="P44">Sim</text:p>
          </table:table-cell>
          <table:table-cell table:style-name="Tabela2.F2" office:value-type="string">
            <text:p text:style-name="P44">O(1)</text:p>
          </table:table-cell>
        </table:table-row>
        <table:table-row>
          <table:table-cell table:style-name="Tabela2.A2" office:value-type="string">
            <text:p text:style-name="P50">Selection</text:p>
          </table:table-cell>
          <table:table-cell table:style-name="Tabela2.A2" office:value-type="string">
            <text:p text:style-name="P44">O(n²)</text:p>
          </table:table-cell>
          <table:table-cell table:style-name="Tabela2.A2" office:value-type="string">
            <text:p text:style-name="P44">O(n²)</text:p>
          </table:table-cell>
          <table:table-cell table:style-name="Tabela2.A2" office:value-type="string">
            <text:p text:style-name="P44">O(n²)</text:p>
          </table:table-cell>
          <table:table-cell table:style-name="Tabela2.A2" office:value-type="string">
            <text:p text:style-name="P44">Não</text:p>
          </table:table-cell>
          <table:table-cell table:style-name="Tabela2.F2" office:value-type="string">
            <text:p text:style-name="P44">O(1)</text:p>
          </table:table-cell>
        </table:table-row>
        <table:table-row>
          <table:table-cell table:style-name="Tabela2.A2" office:value-type="string">
            <text:p text:style-name="P48">Quick</text:p>
          </table:table-cell>
          <table:table-cell table:style-name="Tabela2.A2" office:value-type="string">
            <text:p text:style-name="P48">O(n log n)</text:p>
          </table:table-cell>
          <table:table-cell table:style-name="Tabela2.A2" office:value-type="string">
            <text:p text:style-name="P51">O(n log n)</text:p>
          </table:table-cell>
          <table:table-cell table:style-name="Tabela2.A2" office:value-type="string">
            <text:p text:style-name="P44">O(n²)</text:p>
          </table:table-cell>
          <table:table-cell table:style-name="Tabela2.A2" office:value-type="string">
            <text:p text:style-name="P44">Não</text:p>
          </table:table-cell>
          <table:table-cell table:style-name="Tabela2.F2" office:value-type="string">
            <text:p text:style-name="P52">O(n log n)</text:p>
          </table:table-cell>
        </table:table-row>
        <table:table-row>
          <table:table-cell table:style-name="Tabela2.A2" office:value-type="string">
            <text:p text:style-name="P48">Merge</text:p>
          </table:table-cell>
          <table:table-cell table:style-name="Tabela2.A2" office:value-type="string">
            <text:p text:style-name="P48">O(n log n)</text:p>
          </table:table-cell>
          <table:table-cell table:style-name="Tabela2.A2" office:value-type="string">
            <text:p text:style-name="P51">O(n log n)</text:p>
          </table:table-cell>
          <table:table-cell table:style-name="Tabela2.A2" office:value-type="string">
            <text:p text:style-name="P53">O(n log n)</text:p>
          </table:table-cell>
          <table:table-cell table:style-name="Tabela2.A2" office:value-type="string">
            <text:p text:style-name="P44">Sim</text:p>
          </table:table-cell>
          <table:table-cell table:style-name="Tabela2.F2" office:value-type="string">
            <text:p text:style-name="P44">O(n)</text:p>
          </table:table-cell>
        </table:table-row>
        <table:table-row>
          <table:table-cell table:style-name="Tabela2.A2" office:value-type="string">
            <text:p text:style-name="P48">Heap</text:p>
          </table:table-cell>
          <table:table-cell table:style-name="Tabela2.A2" office:value-type="string">
            <text:p text:style-name="P48">O(n log n)</text:p>
          </table:table-cell>
          <table:table-cell table:style-name="Tabela2.A2" office:value-type="string">
            <text:p text:style-name="P51">O(n log n)</text:p>
          </table:table-cell>
          <table:table-cell table:style-name="Tabela2.A2" office:value-type="string">
            <text:p text:style-name="P53">O(n log n)</text:p>
          </table:table-cell>
          <table:table-cell table:style-name="Tabela2.A2" office:value-type="string">
            <text:p text:style-name="P44">Não</text:p>
          </table:table-cell>
          <table:table-cell table:style-name="Tabela2.F2" office:value-type="string">
            <text:p text:style-name="P44">O(1)</text:p>
          </table:table-cell>
        </table:table-row>
        <table:table-row>
          <table:table-cell table:style-name="Tabela2.A2" office:value-type="string">
            <text:p text:style-name="P48">Counting</text:p>
          </table:table-cell>
          <table:table-cell table:style-name="Tabela2.A2" office:value-type="string">
            <text:p text:style-name="P44">O(n + k)</text:p>
          </table:table-cell>
          <table:table-cell table:style-name="Tabela2.A2" office:value-type="string">
            <text:p text:style-name="P44">O(n + k)</text:p>
          </table:table-cell>
          <table:table-cell table:style-name="Tabela2.A2" office:value-type="string">
            <text:p text:style-name="P44">O(n + k)</text:p>
          </table:table-cell>
          <table:table-cell table:style-name="Tabela2.A2" office:value-type="string">
            <text:p text:style-name="P44">Sim</text:p>
          </table:table-cell>
          <table:table-cell table:style-name="Tabela2.F2" office:value-type="string">
            <text:p text:style-name="P44">O(n + k)</text:p>
          </table:table-cell>
        </table:table-row>
        <table:table-row>
          <table:table-cell table:style-name="Tabela2.A2" office:value-type="string">
            <text:p text:style-name="P48">Radix</text:p>
          </table:table-cell>
          <table:table-cell table:style-name="Tabela2.A2" office:value-type="string">
            <text:p text:style-name="P44">O(nk)</text:p>
          </table:table-cell>
          <table:table-cell table:style-name="Tabela2.A2" office:value-type="string">
            <text:p text:style-name="P44">O(nk)</text:p>
          </table:table-cell>
          <table:table-cell table:style-name="Tabela2.A2" office:value-type="string">
            <text:p text:style-name="P44">O(nk)</text:p>
          </table:table-cell>
          <table:table-cell table:style-name="Tabela2.A2" office:value-type="string">
            <text:p text:style-name="P44">Sim</text:p>
          </table:table-cell>
          <table:table-cell table:style-name="Tabela2.F2" office:value-type="string">
            <text:p text:style-name="P44">O(n + k)</text:p>
          </table:table-cell>
        </table:table-row>
      </table:table>
      <text:p text:style-name="P27"/>
      <text:p text:style-name="P27"/>
      <text:p text:style-name="P27">O que significa O()?<text:span text:style-name="T8">A notação Big-O (O) é uma forma de medir o custo de um algoritmo — normalmente em termos de tempo de execução ou uso de memória — conforme o tamanho da entrada (n) cresce.</text:span></text:p>
      <text:p text:style-name="P25">Ela responde à pergunta: “Se eu aumentar muito a quantidade de dados, esse algoritmo vai ficar mais lento quão rápido?”</text:p>
      <text:p text:style-name="P25"/>
      <text:p text:style-name="P27">Significado de cada termo</text:p>
      <text:p text:style-name="P25">- n: quantidade de elementos (ex: tamanho de uma lista)</text:p>
      <text:p text:style-name="P25">- k: um valor adicional (ex: intervalo de valores no Counting Sort)</text:p>
      <text:p text:style-name="P25"/>
      <text:p text:style-name="P27">Exemplos das complexidades</text:p>
      <text:p text:style-name="P25">O(1): tempo constante</text:p>
      <text:p text:style-name="P25">- Sempre rápido, não importa o tamanho</text:p>
      <text:p text:style-name="P25">- Exemplo: acessar um elemento de um array por índice</text:p>
      <text:p text:style-name="P25"/>
      <text:p text:style-name="P25">O(log n): crescimento lento</text:p>
      <text:p text:style-name="P54">- Muito eficiente</text:p>
      <text:p text:style-name="P54">- Exemplo: busca binária</text:p>
      <text:p text:style-name="P25">O(n): crescimento linear</text:p>
      <text:p text:style-name="P54">- Cresce proporcionalmente</text:p>
      <text:p text:style-name="P54">- Exemplo: percorrer uma lista</text:p>
      <text:p text:style-name="P54"/>
      <text:p text:style-name="P54">O(n log n): muito eficiente para ordenação</text:p>
      <text:p text:style-name="P54">- Cresce um pouco mais que linear</text:p>
      <text:p text:style-name="P54">- Exemplo: Merge Sort, Heap Sort</text:p>
      <text:p text:style-name="P54"/>
      <text:p text:style-name="P54">O(n + k): linear com fator extra</text:p>
      <text:p text:style-name="P54">- Muito rápido quando k é pequeno</text:p>
      <text:p text:style-name="P54">- Exemplo: Counting Sort</text:p>
      <text:p text:style-name="P54"/>
      <text:p text:style-name="P25">O(nk): linear multiplicado por outro fator</text:p>
      <text:p text:style-name="P54">- Pode ser rápido ou não, depende de k</text:p>
      <text:p text:style-name="P54">- Exemplo: Radix Sort</text:p>
      <text:p text:style-name="P25"/>
      <text:p text:style-name="P25">O(n²): crescimento quadrático</text:p>
      <text:p text:style-name="P54">- Fica lento rapidamente com muitos dados</text:p>
      <text:p text:style-name="P54">- Exemplo: Bubble Sort, Insertion Sort</text:p>
      <text:p text:style-name="P54"/>
      <text:p text:style-name="P55">O(n²) <text:s text:c="7"/><text:tab/>← mais lento</text:p>
      <text:p text:style-name="P55">O(nk)</text:p>
      <text:p text:style-name="P55">O(n log n)</text:p>
      <text:p text:style-name="P55">O(n + k)</text:p>
      <text:p text:style-name="P55">O(n)</text:p>
      <text:p text:style-name="P55">O(log n)</text:p>
      <text:p text:style-name="P55">O(1) <text:s text:c="8"/><text:tab/>← mais rápid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NF" svg:font-family="'Noto Sans NF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" style:font-family-asian="'Source Han Sans CN'" style:font-family-generic-asian="system" style:font-pitch-asian="variable" style:font-size-asian="14pt" style:font-weight-asian="bold" style:font-name-complex="Noto Sans NF" style:font-family-complex="'Noto Sans NF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13T10:01:51.602056901</meta:creation-date>
    <dc:date>2026-03-22T13:59:30.926863254</dc:date>
    <meta:editing-duration>PT6H39M54S</meta:editing-duration>
    <meta:editing-cycles>555</meta:editing-cycles>
    <meta:generator>LibreOffice/26.2.0.3$Linux_X86_64 LibreOffice_project/620$Build-3</meta:generator>
    <meta:print-date>2026-03-22T13:57:37.353438647</meta:print-date>
    <meta:printed-by>Arquivos PDF</meta:printed-by>
    <meta:document-statistic meta:table-count="2" meta:image-count="0" meta:object-count="0" meta:page-count="5" meta:paragraph-count="330" meta:word-count="2438" meta:character-count="13967" meta:non-whitespace-character-count="11865"/>
  </office:meta>
</office:document-meta>
</file>